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000000" draw:fill="solid" draw:fill-color="#ffffff" draw:opacity="100%" draw:fill-image-width="0cm" draw:fill-image-height="0cm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solid" draw:stroke-dash="Fine_20_Dashed" svg:stroke-color="#000000" draw:fill="hatch" draw:fill-color="#ffffff" draw:fill-hatch-solid="true" draw:opacity="100%" draw:fill-image-width="0cm" draw:fill-image-height="0cm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33333" draw:fill="solid" draw:fill-color="#ffffff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ff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stroke-dash="Fine_20_Dashed" svg:stroke-color="#000000" draw:fill="none" draw:fill-color="#ffffff" draw:opacity="0%" draw:fill-image-width="0cm" draw:fill-image-height="0cm" fo:min-height="0.73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977cm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fill-color="#ffffcc" draw:textarea-vertical-align="middle"/>
    </style:style>
    <style:style style:name="gr10" style:family="graphic" style:parent-style-name="standard">
      <style:graphic-properties draw:stroke="dash" draw:stroke-dash="Fine_20_Dashed" svg:stroke-width="0.051cm" svg:stroke-color="#333333" draw:marker-start-width="0.276cm" draw:marker-end-width="0.276cm" draw:fill="solid" draw:fill-color="#ffffcc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3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25cm" svg:stroke-color="#000000" draw:marker-start-width="0.266cm" draw:marker-end-width="0.266cm" draw:fill="solid" draw:fill-color="#ffffff" draw:textarea-horizontal-align="justify" draw:textarea-vertical-align="middle" draw:auto-grow-height="false" fo:padding-top="0.138cm" fo:padding-bottom="0.138cm" fo:padding-left="0.263cm" fo:padding-right="0.263cm"/>
    </style:style>
    <style:style style:name="gr16" style:family="graphic" style:parent-style-name="standard">
      <style:graphic-properties svg:stroke-width="0.025cm" svg:stroke-color="#000000" draw:marker-start-width="0.266cm" draw:marker-end-width="0.266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25cm" draw:marker-start-width="0.266cm" draw:marker-end="Arrow" draw:marker-end-width="0.367cm" draw:fill="none" draw:fill-color="#ffffff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fo:min-height="1.015cm"/>
    </style:style>
    <style:style style:name="gr19" style:family="graphic" style:parent-style-name="standard">
      <style:graphic-properties draw:stroke="none" svg:stroke-color="#000000" draw:fill="none" draw:fill-color="#ffffff" fo:min-height="1.333cm"/>
    </style:style>
    <style:style style:name="gr20" style:family="graphic" style:parent-style-name="standard">
      <style:graphic-properties draw:stroke="none" svg:stroke-color="#000000" draw:fill="none" draw:fill-color="#ffffff" fo:min-height="1.3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1999998092651pt"/>
    </style:style>
    <style:style style:name="P3" style:family="paragraph">
      <style:paragraph-properties fo:text-align="center"/>
      <style:text-properties fo:font-size="12.1999998092651pt" style:font-size-asian="12pt" style:font-size-complex="12pt"/>
    </style:style>
    <style:style style:name="P4" style:family="paragraph">
      <style:paragraph-properties fo:text-align="center"/>
      <style:text-properties fo:font-size="8.10000038146973pt"/>
    </style:style>
    <style:style style:name="P5" style:family="paragraph">
      <style:paragraph-properties fo:text-align="center"/>
      <style:text-properties fo:font-size="8.10000038146973pt" style:font-size-asian="8pt" style:font-size-complex="8pt"/>
    </style:style>
    <style:style style:name="P6" style:family="paragraph">
      <style:paragraph-properties fo:text-align="center"/>
      <style:text-properties style:font-name="Times New Roman" fo:font-size="12.1999998092651pt" fo:font-weight="bold" style:font-size-asian="12pt" style:font-weight-asian="bold" style:font-size-complex="12pt" style:font-weight-complex="bold"/>
    </style:style>
    <style:style style:name="P7" style:family="paragraph">
      <style:text-properties style:font-name="Arial" fo:font-size="18.2999992370605pt" fo:font-weight="bold" style:font-weight-asian="bold" style:font-weight-complex="bold"/>
    </style:style>
    <style:style style:name="P8" style:family="paragraph">
      <style:paragraph-properties fo:text-align="center"/>
      <style:text-properties style:font-name="Arial" fo:font-size="24.5pt"/>
    </style:style>
    <style:style style:name="P9" style:family="paragraph">
      <style:paragraph-properties fo:text-align="center"/>
      <style:text-properties style:font-name="Arial" fo:font-size="24.5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10.1999998092651pt" style:font-size-asian="10pt" style:font-size-complex="10pt"/>
    </style:style>
    <style:style style:name="P11" style:family="paragraph">
      <style:paragraph-properties fo:text-align="center"/>
      <style:text-properties fo:font-size="10.1999998092651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style:font-name="Times New Roman" fo:font-size="18.2999992370605pt" style:font-size-asian="18pt" style:font-size-complex="18pt"/>
    </style:style>
    <style:style style:name="P13" style:family="paragraph">
      <style:paragraph-properties fo:text-align="center"/>
      <style:text-properties fo:font-size="18.2999992370605pt" style:font-size-asian="16pt" style:font-size-complex="16pt"/>
    </style:style>
    <style:style style:name="P14" style:family="paragraph">
      <style:paragraph-properties fo:text-align="center"/>
      <style:text-properties style:font-name="Times New Roman" fo:font-size="18.2999992370605pt" style:font-size-asian="16pt" style:font-size-complex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7" style:family="paragraph">
      <style:paragraph-properties fo:text-align="center"/>
      <style:text-properties style:font-name="Times New Roman" fo:font-size="18.2999992370605pt"/>
    </style:style>
    <style:style style:name="P18" style:family="paragraph">
      <style:paragraph-properties fo:text-align="center"/>
      <style:text-properties style:font-name="Times New Roman" fo:font-size="16.2999992370605pt" style:font-size-asian="16pt" style:font-size-complex="16pt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Mono L1" fo:font-size="12pt" style:font-size-asian="12pt" style:font-size-complex="12pt"/>
    </style:style>
    <style:style style:name="T3" style:family="text">
      <style:text-properties style:font-name="Nimbus Mono L1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Nimbus Mono L1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0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Times New Roman" fo:font-size="16pt" style:font-size-asian="16pt" style:font-size-complex="16pt"/>
    </style:style>
    <style:style style:name="T1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45cm" svg:height="7.764cm" svg:x="1.205cm" svg:y="7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837cm" svg:height="5.693cm" svg:x="7.025cm" svg:y="9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914cm" svg:height="1.294cm" svg:x="1.593cm" svg:y="9.681cm">
          <text:p text:style-name="P2"><text:span text:style-name="T1">Glavni čvor</text:span></text:p>
          <text:p text:style-name="P2"><text:span text:style-name="T2">RobotA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3.914cm" svg:height="1.294cm" svg:x="1.593cm" svg:y="12.917cm">
          <text:p text:style-name="P2"><text:span text:style-name="T1">Kinematika</text:span></text:p>
          <text:p text:style-name="P2"><text:span text:style-name="T2">Kinema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3.914cm" svg:height="1.294cm" svg:x="1.593cm" svg:y="5.411cm">
          <text:p text:style-name="P4"><text:span text:style-name="T1">Detekci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8" draw:id="id8" draw:layer="layout" svg:width="5.82cm" svg:height="1.833cm" svg:x="7.801cm" svg:y="9.423cm">
          <text:p text:style-name="P2"><text:span text:style-name="T1">PID regulatori</text:span></text:p>
          <text:p text:style-name="P2"><text:span text:style-name="T3">JointGroupVelocityController</text:span></text:p>
          <text:p text:style-name="P2"><text:span text:style-name="T3">GripperControll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" draw:id="id4" draw:layer="layout" svg:width="5.173cm" svg:height="1.294cm" svg:x="15.302cm" svg:y="9.681cm">
          <text:p text:style-name="P4"><text:span text:style-name="T1">API sučelje</text:span></text:p>
          <text:p text:style-name="P4"><text:span text:style-name="T2">Robot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3.914cm" svg:height="1.294cm" svg:x="15.914cm" svg:y="5.411cm">
          <text:p text:style-name="P2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4.785cm" svg:height="0.98cm" svg:x="15.949cm" svg:y="13.045cm">
          <draw:text-box>
            <text:p text:style-name="P7"><text:span text:style-name="T4">ros_control</text:span></text:p>
          </draw:text-box>
        </draw:frame>
        <draw:frame draw:style-name="gr7" draw:text-style-name="P9" draw:layer="layout" svg:width="4.655cm" svg:height="1.227cm" svg:x="8.318cm" svg:y="7.558cm">
          <draw:text-box>
            <text:p text:style-name="P8"><text:span text:style-name="T5">ROS</text:span></text:p>
          </draw:text-box>
        </draw:frame>
        <draw:connector draw:style-name="gr8" draw:text-style-name="P1" draw:layer="layout" svg:x1="3.55cm" svg:y1="6.705cm" svg:x2="3.55cm" svg:y2="9.681cm" draw:start-shape="id1" draw:start-glue-point="2" draw:end-shape="id2" draw:end-glue-point="0" svg:d="M3550 6705v2976" svg:viewBox="0 0 1 2977">
          <text:p/>
        </draw:connector>
        <draw:connector draw:style-name="gr9" draw:text-style-name="P1" draw:layer="layout" draw:type="line" svg:x1="17.871cm" svg:y1="6.705cm" svg:x2="17.888cm" svg:y2="9.681cm" draw:start-shape="id3" draw:start-glue-point="2" draw:end-shape="id4" draw:end-glue-point="0" svg:d="M17871 6705l17 2976" svg:viewBox="0 0 18 2977">
          <text:p/>
        </draw:connector>
        <draw:custom-shape draw:style-name="gr4" draw:text-style-name="P6" xml:id="id5" draw:id="id5" draw:layer="layout" svg:width="3.914cm" svg:height="1.294cm" svg:x="15.949cm" svg:y="2.436cm">
          <text:p text:style-name="P2"><text:span text:style-name="T1">Manip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17.871cm" svg:y1="5.411cm" svg:x2="17.906cm" svg:y2="3.73cm" draw:start-shape="id3" draw:start-glue-point="0" draw:end-shape="id5" draw:end-glue-point="2" svg:d="M17871 5411l35-1681" svg:viewBox="0 0 36 1682">
          <text:p/>
        </draw:connector>
        <draw:custom-shape draw:style-name="gr4" draw:text-style-name="P5" xml:id="id6" draw:id="id6" draw:layer="layout" svg:width="3.914cm" svg:height="1.294cm" svg:x="1.593cm" svg:y="2.436cm">
          <text:p text:style-name="P4"><text:span text:style-name="T1">RGBD k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0.828cm" svg:height="11cm" svg:x="0.819cm" svg:y="4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3.55cm" svg:y1="3.73cm" svg:x2="3.55cm" svg:y2="5.411cm" draw:start-shape="id6" draw:start-glue-point="2" draw:end-shape="id1" draw:end-glue-point="0" svg:d="M3550 3730v1681" svg:viewBox="0 0 1 1682">
          <text:p/>
        </draw:connector>
        <draw:connector draw:style-name="gr11" draw:text-style-name="P1" draw:layer="layout" draw:type="line" svg:x1="3.55cm" svg:y1="10.975cm" svg:x2="3.55cm" svg:y2="12.917cm" draw:start-shape="id2" draw:start-glue-point="2" draw:end-shape="id7" draw:end-glue-point="0" svg:d="M3550 10975v1942" svg:viewBox="0 0 1 1943">
          <text:p/>
        </draw:connector>
        <draw:connector draw:style-name="gr11" draw:text-style-name="P1" draw:layer="layout" draw:type="line" svg:x1="7.801cm" svg:y1="10.34cm" svg:x2="5.507cm" svg:y2="10.328cm" draw:start-shape="id8" draw:start-glue-point="6" draw:end-shape="id2" draw:end-glue-point="1" svg:d="M7801 10340l-2294-12" svg:viewBox="0 0 2295 13">
          <text:p/>
        </draw:connector>
        <draw:connector draw:style-name="gr11" draw:text-style-name="P1" draw:layer="layout" draw:type="line" svg:x1="13.621cm" svg:y1="10.34cm" svg:x2="15.302cm" svg:y2="10.328cm" draw:start-shape="id8" draw:start-glue-point="10" draw:end-shape="id4" draw:end-glue-point="3" svg:d="M13621 10340l1681-12" svg:viewBox="0 0 1682 13">
          <text:p/>
        </draw:connector>
        <draw:connector draw:style-name="gr12" draw:text-style-name="P1" draw:layer="layout" svg:x1="10.71cm" svg:y1="12.917cm" svg:x2="10.711cm" svg:y2="11.256cm" draw:start-shape="id9" draw:start-glue-point="0" draw:end-shape="id8" draw:end-glue-point="8" svg:d="M10710 12917v-830h1v-831" svg:viewBox="0 0 2 1662">
          <text:p/>
        </draw:connector>
        <draw:custom-shape draw:style-name="gr5" draw:text-style-name="P11" xml:id="id9" draw:id="id9" draw:layer="layout" svg:width="4.009cm" svg:height="1.294cm" svg:x="8.706cm" svg:y="12.917cm">
          <text:p text:style-name="P10"><text:span text:style-name="T6">controller_manag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1" draw:layer="layout" svg:width="7.322cm" svg:height="4.79cm" svg:x="14.59cm" svg:y="4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322cm" svg:height="4.79cm" svg:x="0.087cm" svg:y="4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1" draw:id="id11" draw:layer="layout" svg:width="5.209cm" svg:height="2.219cm" svg:x="8.536cm" svg:y="2.373cm">
          <text:p text:style-name="P12"><text:span text:style-name="T7">tema</text:span><text:span text:style-name="T8"> (</text:span><text:span text:style-name="T9">topic</text:span><text:span text:style-name="T8">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4" xml:id="id10" draw:id="id10" draw:layer="layout" svg:width="5.913cm" svg:height="2.113cm" svg:x="0.792cm" svg:y="5.733cm">
          <text:p text:style-name="P13"><text:span text:style-name="T10">izdavač</text:span><text:span text:style-name="T11"> (</text:span><text:span text:style-name="T12">publisher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3.748cm" svg:y1="5.733cm" svg:x2="8.536cm" svg:y2="3.483cm" draw:start-shape="id10" draw:start-glue-point="0" draw:end-shape="id11" draw:end-glue-point="6" svg:d="M3748 5733v-2250h4788" svg:viewBox="0 0 4789 2251">
          <text:p/>
        </draw:connector>
        <draw:custom-shape draw:style-name="gr16" draw:text-style-name="P16" xml:id="id12" draw:id="id12" draw:layer="layout" svg:width="5.913cm" svg:height="2.113cm" svg:x="15.294cm" svg:y="5.733cm">
          <text:p text:style-name="P15"><text:span text:style-name="T10">pretplatnik</text:span><text:span text:style-name="T11"> (</text:span><text:span text:style-name="T12">subscriber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3.745cm" svg:y1="3.483cm" svg:x2="18.25cm" svg:y2="5.733cm" draw:start-shape="id11" draw:start-glue-point="10" draw:end-shape="id12" draw:end-glue-point="0" svg:d="M13745 3483h4505v2250" svg:viewBox="0 0 4506 2251">
          <text:p/>
        </draw:connector>
        <draw:frame draw:style-name="gr18" draw:text-style-name="P17" draw:layer="layout" svg:width="5.489cm" svg:height="1.265cm" svg:x="0.792cm" svg:y="8.129cm">
          <draw:text-box>
            <text:p text:style-name="P17"><text:span text:style-name="T13">čvor</text:span><text:span text:style-name="T14"> (</text:span><text:span text:style-name="T15">node</text:span><text:span text:style-name="T14">) </text:span><text:span text:style-name="T13">A</text:span></text:p>
          </draw:text-box>
        </draw:frame>
        <draw:frame draw:style-name="gr18" draw:text-style-name="P17" draw:layer="layout" svg:width="5.49cm" svg:height="1.265cm" svg:x="15.717cm" svg:y="8.129cm">
          <draw:text-box>
            <text:p text:style-name="P17"><text:span text:style-name="T13">čvor</text:span><text:span text:style-name="T14"> (</text:span><text:span text:style-name="T15">node</text:span><text:span text:style-name="T14">) </text:span><text:span text:style-name="T13">B</text:span></text:p>
          </draw:text-box>
        </draw:frame>
        <draw:frame draw:style-name="gr19" draw:text-style-name="P18" draw:layer="layout" svg:width="3.521cm" svg:height="1.583cm" svg:x="4.17cm" svg:y="1.778cm">
          <draw:text-box>
            <text:p text:style-name="P18"><text:span text:style-name="T10">poruka</text:span><text:span text:style-name="T11"> (</text:span><text:span text:style-name="T12">message</text:span><text:span text:style-name="T11">)</text:span></text:p>
          </draw:text-box>
        </draw:frame>
        <draw:frame draw:style-name="gr20" draw:text-style-name="P18" draw:layer="layout" svg:width="3.521cm" svg:height="1.568cm" svg:x="14.167cm" svg:y="1.734cm">
          <draw:text-box>
            <text:p text:style-name="P18"><text:span text:style-name="T10">poruka</text:span><text:span text:style-name="T11"> (</text:span><text:span text:style-name="T12">message</text:span><text:span text:style-name="T1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hatch-name="Black_20_45_20_Degrees" draw:fill-hatch-solid="tru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996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23:40:52.578118827</meta:creation-date>
    <meta:editing-duration>PT1H25M5S</meta:editing-duration>
    <meta:editing-cycles>5</meta:editing-cycles>
    <meta:generator>LibreOffice/4.2.8.2$Linux_X86_64 LibreOffice_project/420m0$Build-2</meta:generator>
    <meta:initial-creator>Filip </meta:initial-creator>
    <dc:date>2016-04-07T21:15:23.925048145</dc:date>
    <dc:creator>Filip </dc:creator>
    <meta:document-statistic meta:object-count="33"/>
  </office:meta>
</office:document-meta>
</file>